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mmandSelector.select( String expression , Object selecto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CommandSelector.getSelectorContext( Map objectModel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